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56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bg_fit_cud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0491211" calcext:value-type="float">
            <text:p>0.0491211</text:p>
          </table:table-cell>
          <table:table-cell table:formula="of:=[.C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324579" calcext:value-type="float">
            <text:p>0.324579</text:p>
          </table:table-cell>
          <table:table-cell table:formula="of:=[.C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.13242" calcext:value-type="float">
            <text:p>2.13242</text:p>
          </table:table-cell>
          <table:table-cell table:formula="of:=[.C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4.666" calcext:value-type="float">
            <text:p>14.666</text:p>
          </table:table-cell>
          <table:table-cell table:formula="of:=[.C38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0.183" calcext:value-type="float">
            <text:p>30.183</text:p>
          </table:table-cell>
          <table:table-cell table:formula="of:=[.C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4.5741" calcext:value-type="float">
            <text:p>44.5741</text:p>
          </table:table-cell>
          <table:table-cell table:formula="of:=[.C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7.9005" calcext:value-type="float">
            <text:p>57.9005</text:p>
          </table:table-cell>
          <table:table-cell table:formula="of:=[.C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69.9482" calcext:value-type="float">
            <text:p>69.9482</text:p>
          </table:table-cell>
          <table:table-cell table:formula="of:=[.C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80.7516" calcext:value-type="float">
            <text:p>80.7516</text:p>
          </table:table-cell>
          <table:table-cell table:formula="of:=[.C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90.3834" calcext:value-type="float">
            <text:p>90.3834</text:p>
          </table:table-cell>
          <table:table-cell table:formula="of:=[.C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.9445" calcext:value-type="float">
            <text:p>98.9445</text:p>
          </table:table-cell>
          <table:table-cell office:value-type="float" office:value="98.9446" calcext:value-type="float">
            <text:p>98.9446</text:p>
          </table:table-cell>
          <table:table-cell table:formula="of:=[.C45]-[.B45]" office:value-type="float" office:value="0.0000999999999891088" calcext:value-type="float">
            <text:p>0.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6.029" calcext:value-type="float">
            <text:p>106.029</text:p>
          </table:table-cell>
          <table:table-cell table:formula="of:=[.C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12.016" calcext:value-type="float">
            <text:p>112.016</text:p>
          </table:table-cell>
          <table:table-cell table:formula="of:=[.C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16.788" calcext:value-type="float">
            <text:p>116.788</text:p>
          </table:table-cell>
          <table:table-cell table:formula="of:=[.C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20.444" calcext:value-type="float">
            <text:p>120.444</text:p>
          </table:table-cell>
          <table:table-cell table:formula="of:=[.C49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22.85" calcext:value-type="float">
            <text:p>122.85</text:p>
          </table:table-cell>
          <table:table-cell table:formula="of:=[.C50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23.997" calcext:value-type="float">
            <text:p>123.997</text:p>
          </table:table-cell>
          <table:table-cell table:formula="of:=[.C51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24.028" calcext:value-type="float">
            <text:p>124.028</text:p>
          </table:table-cell>
          <table:table-cell table:formula="of:=[.C52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22.839" calcext:value-type="float">
            <text:p>122.839</text:p>
          </table:table-cell>
          <table:table-cell table:formula="of:=[.C53]-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20.261" calcext:value-type="float">
            <text:p>120.261</text:p>
          </table:table-cell>
          <table:table-cell table:formula="of:=[.C54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16.551" calcext:value-type="float">
            <text:p>116.551</text:p>
          </table:table-cell>
          <table:table-cell table:formula="of:=[.C55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11.725" calcext:value-type="float">
            <text:p>111.725</text:p>
          </table:table-cell>
          <table:table-cell table:formula="of:=[.C56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05.725" calcext:value-type="float">
            <text:p>105.725</text:p>
          </table:table-cell>
          <table:table-cell table:formula="of:=[.C57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.6095" calcext:value-type="float">
            <text:p>98.6095</text:p>
          </table:table-cell>
          <table:table-cell office:value-type="float" office:value="98.6096" calcext:value-type="float">
            <text:p>98.6096</text:p>
          </table:table-cell>
          <table:table-cell table:formula="of:=[.C58]-[.B58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90.098" calcext:value-type="float">
            <text:p>90.098</text:p>
          </table:table-cell>
          <table:table-cell table:formula="of:=[.C59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0.4787" calcext:value-type="float">
            <text:p>80.4787</text:p>
          </table:table-cell>
          <table:table-cell table:formula="of:=[.C60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69.6143" calcext:value-type="float">
            <text:p>69.6143</text:p>
          </table:table-cell>
          <table:table-cell table:formula="of:=[.C61]-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57.6288" calcext:value-type="float">
            <text:p>57.6288</text:p>
          </table:table-cell>
          <table:table-cell table:formula="of:=[.C62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44.3618" calcext:value-type="float">
            <text:p>44.3618</text:p>
          </table:table-cell>
          <table:table-cell table:formula="of:=[.C63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0.0183" calcext:value-type="float">
            <text:p>30.0183</text:p>
          </table:table-cell>
          <table:table-cell table:formula="of:=[.C64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4.5996" calcext:value-type="float">
            <text:p>14.5996</text:p>
          </table:table-cell>
          <table:table-cell table:formula="of:=[.C65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.14561" calcext:value-type="float">
            <text:p>2.14561</text:p>
          </table:table-cell>
          <table:table-cell table:formula="of:=[.C66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.324241" calcext:value-type="float">
            <text:p>0.324241</text:p>
          </table:table-cell>
          <table:table-cell table:formula="of:=[.C67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.0493257" calcext:value-type="float">
            <text:p>0.0493257</text:p>
          </table:table-cell>
          <table:table-cell table:formula="of:=[.C68]-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3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4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0 </text:p>
          </table:table-cell>
          <table:table-cell table:number-columns-repeated="2" office:value-type="float" office:value="-33" calcext:value-type="float">
            <text:p>-33</text:p>
          </table:table-cell>
          <table:table-cell table:formula="of:=[.C102]-[.B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1 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C103]-[.B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im0 </text:p>
          </table:table-cell>
          <table:table-cell table:number-columns-repeated="2" office:value-type="float" office:value="-34" calcext:value-type="float">
            <text:p>-34</text:p>
          </table:table-cell>
          <table:table-cell table:formula="of:=[.C104]-[.B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im1 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C105]-[.B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s </text:p>
          </table:table-cell>
          <table:table-cell table:number-columns-repeated="2" office:value-type="float" office:value="4623" calcext:value-type="float">
            <text:p>4623</text:p>
          </table:table-cell>
          <table:table-cell table:formula="of:=[.C106]-[.B10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19:23:19.622188371</dc:date>
    <meta:editing-duration>P1DT6H10M33S</meta:editing-duration>
    <meta:editing-cycles>2</meta:editing-cycles>
    <meta:generator>LibreOffice/5.1.4.2$Linux_X86_64 LibreOffice_project/10m0$Build-2</meta:generator>
    <meta:document-statistic meta:table-count="1" meta:cell-count="424" meta:object-count="0"/>
  </office:meta>
</office:document-meta>
</file>